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0.75cm" fo:min-width="0.6cm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0.65cm" fo:min-width="0.6cm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024cm" fo:min-width="0.774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25cm" fo:min-width="2.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opacity="100%" draw:opacity-name="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864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792cm" fo:min-width="8.27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objectwithoutfill">
      <style:graphic-properties draw:stroke="dash" draw:stroke-dash="Fine_20_Dashed" svg:stroke-color="#0000ff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12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solid" draw:fill-color="#ffff00" draw:opacity="100%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ff"/>
    </style:style>
    <style:style style:name="P9" style:family="paragraph">
      <loext:graphic-properties draw:fill="none" draw:fill-color="#ffffff"/>
      <style:text-properties fo:color="#0000ff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cm" svg:height="1cm" svg:x="1.5cm" svg:y="3.8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9cm" svg:x="1.5cm" svg:y="9.3cm">
          <text:p text:style-name="P1">X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cm" svg:x="1.5cm" svg:y="6.8cm">
          <text:p text:style-name="P1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cm" svg:x="1.5cm" svg:y="5.2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1.8cm" svg:x="6.9cm" svg:y="5.2cm">
          <text:p text:style-name="P1"><text:span text:style-name="T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3cm" svg:height="1.5cm" svg:x="12.8cm" svg:y="5.5cm">
          <text:p text:style-name="P3"><text:span text:style-name="T3">Fonction</text:span></text:p>
          <text:p text:style-name="P3"><text:span text:style-name="T3">d’activation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6cm" svg:y1="4.4cm" svg:x2="7.1cm" svg:y2="5.5cm">
          <text:p/>
        </draw:line>
        <draw:line draw:style-name="gr5" draw:text-style-name="P4" draw:layer="layout" svg:x1="2.6cm" svg:y1="5.7cm" svg:x2="6.9cm" svg:y2="6.2cm">
          <text:p/>
        </draw:line>
        <draw:line draw:style-name="gr5" draw:text-style-name="P4" draw:layer="layout" svg:x1="2.6cm" svg:y1="9.838cm" svg:x2="7.3cm" svg:y2="6.9cm">
          <text:p/>
        </draw:line>
        <draw:line draw:style-name="gr5" draw:text-style-name="P4" draw:layer="layout" svg:x1="2.6cm" svg:y1="7.3cm" svg:x2="7.1cm" svg:y2="6.7cm">
          <text:p/>
        </draw:line>
        <draw:line draw:style-name="gr5" draw:text-style-name="P4" draw:layer="layout" svg:x1="8.7cm" svg:y1="6.1cm" svg:x2="12.8cm" svg:y2="6.1cm">
          <text:p/>
        </draw:line>
        <draw:line draw:style-name="gr6" draw:text-style-name="P4" draw:layer="layout" svg:x1="16.1cm" svg:y1="6.1cm" svg:x2="18.6cm" svg:y2="6.1cm">
          <text:p/>
        </draw:line>
        <draw:frame draw:style-name="gr7" draw:text-style-name="P5" draw:layer="layout" svg:width="2.581cm" svg:height="0.962cm" svg:x="9.319cm" svg:y="5.038cm">
          <draw:text-box>
            <text:p>somme</text:p>
          </draw:text-box>
        </draw:frame>
        <draw:frame draw:style-name="gr8" draw:text-style-name="P6" draw:layer="layout" svg:width="2.051cm" svg:height="0.962cm" svg:x="17.5cm" svg:y="5.038cm">
          <draw:text-box>
            <text:p>sortie</text:p>
          </draw:text-box>
        </draw:frame>
        <draw:frame draw:style-name="gr9" draw:text-style-name="P7" draw:layer="layout" svg:width="2.1cm" svg:height="1.114cm" svg:x="3.1cm" svg:y="3.8cm">
          <draw:text-box>
            <text:p>w<text:span text:style-name="T1">1</text:span></text:p>
          </draw:text-box>
        </draw:frame>
        <draw:frame draw:style-name="gr9" draw:text-style-name="P7" draw:layer="layout" svg:width="2.1cm" svg:height="1.114cm" svg:x="3.1cm" svg:y="4.8cm">
          <draw:text-box>
            <text:p>w<text:span text:style-name="T1">2</text:span></text:p>
          </draw:text-box>
        </draw:frame>
        <draw:frame draw:style-name="gr10" draw:text-style-name="P7" draw:layer="layout" svg:width="2.1cm" svg:height="1.114cm" svg:x="3.1cm" svg:y="6.1cm">
          <draw:text-box>
            <text:p>w<text:span text:style-name="T1">3</text:span></text:p>
          </draw:text-box>
        </draw:frame>
        <draw:frame draw:style-name="gr11" draw:text-style-name="P7" draw:layer="layout" svg:width="2.1cm" svg:height="1.114cm" svg:x="3cm" svg:y="8.1cm">
          <draw:text-box>
            <text:p>w<text:span text:style-name="T1">4</text:span></text:p>
          </draw:text-box>
        </draw:frame>
        <draw:line draw:style-name="gr5" draw:text-style-name="P4" draw:layer="layout" svg:x1="7.8cm" svg:y1="3.3cm" svg:x2="7.787cm" svg:y2="5.212cm">
          <text:p/>
        </draw:line>
        <draw:frame draw:style-name="gr9" draw:text-style-name="P7" draw:layer="layout" svg:width="1.3cm" svg:height="0.962cm" svg:x="7.6cm" svg:y="2.6cm">
          <draw:text-box>
            <text:p>b</text:p>
          </draw:text-box>
        </draw:frame>
        <draw:custom-shape draw:style-name="gr12" draw:text-style-name="P4" draw:layer="layout" svg:width="12.4cm" svg:height="4.3cm" svg:x="5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2.9cm" svg:height="0.962cm" svg:x="10cm" svg:y="9.3cm">
          <draw:text-box>
            <text:p text:style-name="P8"><text:span text:style-name="T4">neurone</text:span></text:p>
          </draw:text-box>
        </draw:frame>
        <draw:line draw:style-name="gr14" draw:text-style-name="P4" draw:layer="layout" svg:x1="11.3cm" svg:y1="8.4cm" svg:x2="11.3cm" svg:y2="9.3cm">
          <text:p/>
        </draw:line>
        <draw:frame draw:style-name="gr15" draw:text-style-name="P7" draw:layer="layout" svg:width="1.3cm" svg:height="1.373cm" svg:x="1.4cm" svg:y="8.02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5:13:28.029000000</meta:creation-date>
    <dc:date>2018-01-30T15:48:43.508000000</dc:date>
    <meta:editing-duration>PT24M2S</meta:editing-duration>
    <meta:editing-cycles>4</meta:editing-cycles>
    <meta:generator>LibreOffice/5.3.7.2$Windows_X86_64 LibreOffice_project/6b8ed514a9f8b44d37a1b96673cbbdd077e24059</meta:generator>
    <meta:document-statistic meta:object-count="24"/>
  </office:meta>
</office:document-meta>
</file>